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pple-system" fo:font-size="8.39999961853027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apple-system" fo:font-size="8.39999961853027pt" fo:letter-spacing="normal" fo:font-style="normal" fo:font-weight="normal"/>
    </style:style>
    <style:style style:name="P3" style:family="paragraph" style:parent-style-name="Heading_20_2">
      <style:text-properties fo:font-variant="normal" fo:text-transform="none" fo:color="#24292e" style:font-name="apple-system" fo:letter-spacing="normal" fo:font-style="normal" fo:font-weight="bold"/>
    </style:style>
    <style:style style:name="P4" style:family="paragraph" style:parent-style-name="Heading_20_2">
      <style:paragraph-properties fo:margin-left="0in" fo:margin-right="0in" fo:margin-top="0.2in" fo:margin-bottom="0.133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style:style>
    <style:style style:name="P5"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6"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7" style:family="paragraph" style:parent-style-name="Heading_20_4">
      <style:paragraph-properties fo:margin-left="0in" fo:margin-right="0in" fo:margin-top="0.2in" fo:margin-bottom="0.1335in" loext:contextual-spacing="false" fo:line-height="125%" fo:orphans="2" fo:widows="2" fo:text-indent="0in" style:auto-text-indent="false"/>
      <style:text-properties fo:font-variant="normal" fo:text-transform="none" fo:color="#24292e" style:font-name="apple-system" fo:font-size="8.39999961853027pt" fo:letter-spacing="normal" fo:font-style="normal" fo:font-weight="bold"/>
    </style:style>
    <style:style style:name="P8" style:family="paragraph" style:parent-style-name="Heading_20_4">
      <style:paragraph-properties fo:margin-left="0in" fo:margin-right="0in" fo:margin-top="0.2in" fo:margin-bottom="0.1335in" loext:contextual-spacing="false" fo:line-height="125%" fo:orphans="2" fo:widows="2" fo:text-indent="0in" style:auto-text-indent="false"/>
    </style:style>
    <style:style style:name="T1" style:family="text">
      <style:text-properties fo:font-variant="normal" fo:text-transform="none" fo:color="#24292e" style:font-name="SFMono-Regular" fo:font-size="6.59999990463257pt" fo:letter-spacing="normal" fo:font-style="normal" fo:font-weight="normal" fo:background-color="transparent" loext:char-shading-value="0" loext:padding="0in" loext:border="none"/>
    </style:style>
    <style:style style:name="T2" style:family="text">
      <style:text-properties fo:font-variant="normal" fo:text-transform="none" fo:color="#24292e" fo:letter-spacing="normal" fo:background-color="transparent" loext:char-shading-value="0" loext:padding="0in" loext:border="none"/>
    </style:style>
    <style:style style:name="T3" style:family="text">
      <style:text-properties fo:font-variant="normal" fo:text-transform="none" fo:color="#24292e" style:font-name="apple-system" fo:font-size="8.39999961853027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JackBlack Design Outline</text:h>
      <text:p text:style-name="P1">This is a minimal description of the code design; it is more than probable that, in these high level classes, you will have to include more data, expose more functionality, and leverage more helper functions beyond what is described below. The following design is expected in your implementation, but it is not a complete overview.</text:p>
      <text:p text:style-name="P1">Ultimately, if you choose to stray from this provided design, it is your personal decision. There could be better ways of implementing certain aspects of JackBlack (within the assignment's limitations). Therefore, if you put thought into it and you proceed with the confidence to make it happen, you have my blessing. This is merely a guide, but it is one developed by the instructors of this course.</text:p>
      <text:h text:style-name="P7" text:outline-level="4">Card</text:h>
      <text:p text:style-name="P1">Represents a minimal data object for all types of JackBlack cards. Functionality could include displaying information, giving its value, identifying the card type, etc. Can potentially overload the operator&gt;&gt; for input.</text:p>
      <text:p text:style-name="P1">Note that some functions should be virtual, i.e., overridden in subclasses. Consider whether this should be an abstract superclass or not. Be sure to use Card pointers, rather than just Card objects, so you can leverage polymorphism.</text:p>
      <text:p text:style-name="P1">This class should not be templated. There is no need for this, since Card is not a generic data container. Even if subclasses rely on different "data types," that is because those data types are integral to that subclass and its ability to function as a specific kind of Card (and give the value thereof). It can't hold "anything."</text:p>
      <text:h text:style-name="P7" text:outline-level="4">NumberCard</text:h>
      <text:p text:style-name="P1">Subclass of Card, used to represent number cards. Contains an associated number that contributes as-is to the value.</text:p>
      <text:h text:style-name="P7" text:outline-level="4">WordCard</text:h>
      <text:p text:style-name="P1">Subclass of Card, used to represent word cards. Contains an associated word that contributes value based on its vowels and consonants.</text:p>
      <text:h text:style-name="P7" text:outline-level="4">SymbolCard</text:h>
      <text:p text:style-name="P1">Subclass of Card, used to represent symbol cards. Contains an associated low and high value. Can functionally select which value to apply.</text:p>
      <text:h text:style-name="P7" text:outline-level="4">Deck</text:h>
      <text:p text:style-name="P1">Represents a data container of many JackBlack cards. Contains a data structure holding JackBlack cards. Can functionally add cards to the deck, deal out cards, etc. Can potentially read the initial state by overloading the operator&gt;&gt; for input.</text:p>
      <text:p text:style-name="P1">Note that the first card added should be considered the "bottom" card in your deck, and that you always deals from the top.</text:p>
      <text:h text:style-name="P7" text:outline-level="4"><text:soft-page-break/>Hand</text:h>
      <text:p text:style-name="P1">Represents a data container of a single player's collection of cards in a single round. Contains a data structure of cards. Can functionally retrieve the hand value, provide certain kinds of statistics information, etc. Technically, this encapsulated structure could be used to simplify analytics processing at the end of all of the rounds.</text:p>
      <text:p text:style-name="P1">Note that there will likely need to be a second data structure of specifically the symbol cards. When adding a card to the hand, it's important to know if it's a symbol card. If it is, it means that it should also go into this second data structure, one specific for symbol cards. Even if there is a little bit of redundancy and some extra memory is used, it is necessary to keep track of them. These value switching cards need to potentially readjust their chosen values, depending on the new overall value of the hand.</text:p>
      <text:p text:style-name="P1">You would determine whether the card being added is a symbol card by looking at some generic type string/character identifier provided by the Card class that the specific subclasses override for themselves. Then you would do something called dynamic casting, to force the Card to be what we know it to be, a SymbolCard. This should be used sparingly, and avoided where possible.</text:p>
      <text:p text:style-name="P5"><text:span text:style-name="Source_20_Text"><text:span text:style-name="T2"><text:s text:c="2"/></text:span></text:span><text:span text:style-name="Source_20_Text"><text:span text:style-name="T1">Card* currentCard = /* coming from somewhere */;</text:span></text:span></text:p>
      <text:p text:style-name="P6"><text:span text:style-name="Source_20_Text"><text:span text:style-name="T2"><text:s text:c="2"/></text:span></text:span><text:span text:style-name="Source_20_Text"><text:span text:style-name="T1">SymbolCard* symbolCard = dynamic_cast&lt;SymbolCard*&gt;(currentCard);</text:span></text:span></text:p>
      <text:h text:style-name="P7" text:outline-level="4">Player</text:h>
      <text:p text:style-name="P1">Represents a data object for a single player. Contains their name, personal win/loss/tie statistics, current hand, etc. Can functionally allow cards to be given to them, be told of their win/loss/tie, etc.</text:p>
      <text:h text:style-name="P7" text:outline-level="4">JackBlackSimulator</text:h>
      <text:p text:style-name="P1">Represents the game operations manager. Contains a deck of cards and the current players. Can functionally coordinate the inputs streams for the deck and players, allow each player to take their turn/coordinate the actions thereof, keep track of/calculate/display statistics, etc.</text:p>
      <text:h text:style-name="P8" text:outline-level="4"><text:span text:style-name="T3">Round (</text:span><text:span text:style-name="Emphasis"><text:span text:style-name="T3">OPTIONAL</text:span></text:span><text:span text:style-name="T3">)</text:span></text:h>
      <text:p text:style-name="P1">Represents a data object for a single round of JackBlack. Could contain a data structure of all of the players' hands for that round, as a sort of history. Can functionally determine important statistics for each hand. This could be used to simplify the overall game statistics calculation. The JackBlackSimulator would probably store a data structure of Round history objects, and determine statistics by running through them at the end of the simulation.</text:p>
      <text:h text:style-name="P8" text:outline-level="4"><text:span text:style-name="T3">DeckParser (</text:span><text:span text:style-name="Emphasis"><text:span text:style-name="T3">OPTIONAL</text:span></text:span><text:span text:style-name="T3">)</text:span></text:h>
      <text:p text:style-name="P1">Represents an input manager for sources of Deck data. This could be generic (using an istream), or specific (using file input ifstream). It can output a Deck or Deck pointer. Alternatively, this could simply by handled by the Deck class as an operator&gt;&gt; overload. Would potentially be a data member of the JackBlackSimulator class.</text:p>
      <text:h text:style-name="P8" text:outline-level="4"><text:span text:style-name="T3">PlayersConfigurationParser (</text:span><text:span text:style-name="Emphasis"><text:span text:style-name="T3">OPTIONAL</text:span></text:span><text:span text:style-name="T3">)</text:span></text:h>
      <text:p text:style-name="P1">Represents an input manager for sources of PlayersConfiguration data. This could be generic (using an istream), or specific (using file input ifstream). It can output a data structure of Player or Player pointers. This can partially be handled by the Player class as an operator&gt;&gt; overload. Would potentially be a data member of the JackBlackSimulator class.</text:p>
      <text:h text:style-name="P4" text:outline-level="2"><text:soft-page-break/>Final Notes</text:h>
      <text:p text:style-name="P1">Some details have been omitted. For example, I do not mention any specific data structures. I do not mention how memory should be managed. Feel free to discuss these open questions with your fellow classmates. Note that some of these classes are labelled as optional. If you choose to write them, they could simplify and spread out the responsibilities of the classes, but they might also require you to think through certain flows more carefully.</text:p>
      <text:p text:style-name="P1">Moreover, there are some interesting things you can do to make your code more powerful and modular. For example, you can look into how to use istream, so as to generalize the "stream" that your code reads input from (cin is not the only possible stream!). Research and leverage the power of C++. If you're not sure whether you are allowed to use a specific C++ capability or STL module, you should ask me about it.</text:p>
      <text:p text:style-name="P2">Be sure to read the specification carefully. As you code, let me know if you run into any issues with the solution executable. Remember that your output must conform exactly to the solution's output. Your grade partly depends on it! Good lu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2:55:23.090000000</meta:creation-date>
    <dc:date>2017-10-19T12:55:38.897000000</dc:date>
    <meta:editing-duration>PT17S</meta:editing-duration>
    <meta:editing-cycles>1</meta:editing-cycles>
    <meta:document-statistic meta:table-count="0" meta:image-count="0" meta:object-count="0" meta:page-count="3" meta:paragraph-count="36" meta:word-count="1062" meta:character-count="6530" meta:non-whitespace-character-count="5500"/>
    <meta:generator>LibreOffice/5.4.1.2$Windows_X86_64 LibreOffice_project/ea7cb86e6eeb2bf3a5af73a8f7777ac570321527</meta:generator>
  </office:meta>
</office:document-meta>
</file>